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Preformatted_20_Text" style:list-style-name="L1">
      <style:text-properties fo:color="#000000" style:font-name="Calibri" fo:font-size="12pt" style:font-size-asian="12pt" style:font-size-complex="12pt"/>
    </style:style>
    <style:style style:name="P4" style:family="paragraph" style:parent-style-name="Preformatted_20_Text" style:list-style-name="L1">
      <style:paragraph-properties fo:margin-top="0cm" fo:margin-bottom="0.499cm"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style:style style:name="P5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style:style style:name="T1" style:family="text">
      <style:text-properties fo:color="#d40047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inks :</text:h>
      <text:p text:style-name="P1">Online documentation : </text:p>
      <text:p text:style-name="P1"><text:a xlink:type="simple" xlink:href="http://spinalhdl.github.io/SpinalDoc/" text:style-name="Internet_20_link" text:visited-style-name="Visited_20_Internet_20_Link">http://spinalhdl.github.io/SpinalDoc/</text:a></text:p>
      <text:p text:style-name="P1"/>
      <text:p text:style-name="P1">SpinalHDL repository :</text:p>
      <text:p text:style-name="P1"><text:a xlink:type="simple" xlink:href="https://github.com/SpinalHDL/SpinalHDL" text:style-name="Internet_20_link" text:visited-style-name="Visited_20_Internet_20_Link">https://github.com/SpinalHDL/SpinalHDL</text:a></text:p>
      <text:p text:style-name="P1"/>
      <text:p text:style-name="P1">Workshop repository :</text:p>
      <text:p text:style-name="P1"><text:a xlink:type="simple" xlink:href="https://github.com/SpinalHDL/SpinalBaseProject/tree/workshop" text:style-name="Internet_20_link" text:visited-style-name="Visited_20_Internet_20_Link">https://github.com/SpinalHDL/SpinalBaseProject/tree/workshop</text:a></text:p>
      <text:p text:style-name="P1"/>
      <text:p text:style-name="P1">Email :</text:p>
      <text:p text:style-name="P1"><text:a xlink:type="simple" xlink:href="mailto:spinalhdl@gmail.com" text:style-name="Internet_20_link" text:visited-style-name="Visited_20_Internet_20_Link">spinalhdl@gmail.com</text:a></text:p>
      <text:p text:style-name="P1"/>
      <text:p text:style-name="P1">Gitter :</text:p>
      <text:p text:style-name="P1"><text:a xlink:type="simple" xlink:href="https://gitter.im/SpinalHDL/SpinalHDL" text:style-name="Internet_20_link" text:visited-style-name="Visited_20_Internet_20_Link">https://gitter.im/SpinalHDL/SpinalHDL</text:a></text:p>
      <text:h text:style-name="Heading_20_3" text:outline-level="3">Labs :</text:h>
      <text:list xml:id="list139887470502724427" text:style-name="L1">
        <text:list-item>
          <text:p text:style-name="P3">Counter : src/main/scala/workshop/counter</text:p>
        </text:list-item>
        <text:list-item>
          <text:p text:style-name="P5">PWM with APB : src/main/scala/workshop/pwm</text:p>
        </text:list-item>
        <text:list-item>
          <text:p text:style-name="P5">UART : src/main/scala/workshop/uart</text:p>
        </text:list-item>
        <text:list-item>
          <text:p text:style-name="P5">Function : src/main/scala/workshop/function</text:p>
        </text:list-item>
        <text:list-item>
          <text:p text:style-name="P5">Timer with BusSlaveFactory : src/main/scala/workshop/timer</text:p>
        </text:list-item>
        <text:list-item>
          <text:p text:style-name="P5">Blackbox and Clockdomain : src/main/scala/workshop/blackboxAndClock</text:p>
        </text:list-item>
        <text:list-item>
          <text:p text:style-name="P5">Counter with cocotb : src/test/python/workshop/counter</text:p>
        </text:list-item>
        <text:list-item>
          <text:p text:style-name="P5">FIFO with cocotb : src/test/python/workshop/fifo</text:p>
        </text:list-item>
        <text:list-item>
          <text:p text:style-name="P5">Stream : src/main/scala/workshop/stream</text:p>
        </text:list-item>
        <text:list-item>
          <text:p text:style-name="P5">Mandelbrot : src/main/scala/workshop/mandelbrot</text:p>
        </text:list-item>
        <text:list-item>
          <text:p text:style-name="P4">UDP : src/main/scala/workshop/udp</text:p>
        </text:list-item>
      </text:list>
      <text:p text:style-name="P2">There is some informations about the flow in the workshop's <text:s/>readme.md f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M12S</meta:editing-duration>
    <meta:editing-cycles>10</meta:editing-cycles>
    <meta:generator>OpenOffice/4.1.2$Win32 OpenOffice.org_project/412m3$Build-9782</meta:generator>
    <dc:date>2016-09-22T17:10:57.68</dc:date>
    <meta:document-statistic meta:table-count="0" meta:image-count="0" meta:object-count="0" meta:page-count="1" meta:paragraph-count="24" meta:word-count="88" meta:character-count="892"/>
    <meta:user-defined meta:name="Info 1"/>
    <meta:user-defined meta:name="Info 2"/>
    <meta:user-defined meta:name="Info 3"/>
    <meta:user-defined meta:name="Info 4"/>
  </office:meta>
</office:document-meta>
</file>